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ouczek dla komuchów dzieci z daunem.</text:p>
      <text:p text:style-name="Standard">Jeśli chcesz aby ktoś z umiejętnościami pracował u ciebie płać 15000 zł co miesiąc i stawiaj wymagania komuchu. A jak nie weź zatrudnij sobie bota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6T16:06:41.14</meta:creation-date>
    <dc:date>2020-12-06T16:08:10.02</dc:date>
    <meta:editing-duration>PT1M3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" meta:word-count="31" meta:character-count="187"/>
  </office:meta>
</office:document-meta>
</file>